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fffee2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579d1c" draw:textarea-horizontal-align="justify" draw:textarea-vertical-align="middle" draw:auto-grow-height="false"/>
    </style:style>
    <style:style style:name="gr3" style:family="graphic" style:parent-style-name="standard">
      <style:graphic-properties svg:stroke-width="0.1cm" draw:marker-start="" draw:marker-start-width="0.4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svg:stroke-width="0.1cm" draw:marker-start="Arrow" draw:marker-start-width="0.45cm" draw:marker-end="" draw:marker-end-width="0.45cm" draw:textarea-horizontal-align="center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svg:stroke-width="0.1cm" draw:marker-start="Arrow" draw:marker-start-width="0.4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fill="solid" draw:fill-color="#fffee2" draw:textarea-horizontal-align="left" draw:textarea-vertical-align="top" draw:auto-grow-height="false"/>
    </style:style>
    <style:style style:name="gr7" style:family="graphic" style:parent-style-name="standard">
      <style:graphic-properties draw:fill="solid" draw:fill-color="#e5ffe5" draw:textarea-horizontal-align="justify" draw:textarea-vertical-align="middle" draw:auto-grow-height="false"/>
    </style:style>
    <style:style style:name="gr8" style:family="graphic" style:parent-style-name="standard">
      <style:graphic-properties draw:fill="solid" draw:fill-color="#aecf00" draw:textarea-horizontal-align="justify" draw:textarea-vertical-align="middle" draw:auto-grow-height="false"/>
    </style:style>
    <style:style style:name="gr9" style:family="graphic" style:parent-style-name="standard">
      <style:graphic-properties draw:stroke="dash" draw:stroke-dash="Ultrafine_20_Dashed" draw:fill="solid" draw:fill-color="#ffff99" draw:textarea-horizontal-align="justify" draw:textarea-vertical-align="middle" draw:auto-grow-height="false"/>
    </style:style>
    <style:style style:name="gr10" style:family="graphic" style:parent-style-name="standard">
      <style:graphic-properties draw:stroke="solid" draw:stroke-dash="Ultrafine_20_Dashed" svg:stroke-width="0cm" draw:marker-start-width="0.2cm" draw:marker-end-width="0.2cm" draw:fill="solid" draw:fill-color="#ffff99" draw:textarea-horizontal-align="justify" draw:textarea-vertical-align="middle" draw:auto-grow-height="false" fo:padding-top="0.125cm" fo:padding-bottom="0.125cm" fo:padding-left="0.25cm" fo:padding-right="0.25cm"/>
    </style:style>
    <style:style style:name="gr11" style:family="graphic" style:parent-style-name="standard">
      <style:graphic-properties draw:fill="solid" draw:fill-color="#ff950e" draw:textarea-horizontal-align="justify" draw:textarea-vertical-align="top" draw:auto-grow-height="false"/>
    </style:style>
    <style:style style:name="gr12" style:family="graphic" style:parent-style-name="standard">
      <style:graphic-properties draw:fill="solid" draw:fill-color="#ffff66" draw:textarea-horizontal-align="justify" draw:textarea-vertical-align="middle" draw:auto-grow-height="false"/>
    </style:style>
    <style:style style:name="gr13" style:family="graphic" style:parent-style-name="standard">
      <style:graphic-properties svg:stroke-width="0.051cm" draw:marker-start-width="0.276cm" draw:marker-end="Arrow" draw:marker-end-width="0.376cm" draw:textarea-horizontal-align="center" draw:textarea-vertical-align="middle" fo:padding-top="0.15cm" fo:padding-bottom="0.15cm" fo:padding-left="0.275cm" fo:padding-right="0.27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5" style:family="graphic" style:parent-style-name="standard">
      <style:graphic-properties svg:stroke-color="#808080" draw:fill="solid" draw:fill-color="#fafafa" draw:textarea-horizontal-align="left" draw:textarea-vertical-align="top" draw:auto-grow-height="false" fo:min-height="0cm" fo:min-width="0cm" fo:wrap-option="wrap"/>
    </style:style>
    <style:style style:name="gr16" style:family="graphic" style:parent-style-name="standard">
      <style:graphic-properties draw:stroke="dash" draw:stroke-dash="Ultrafine_20_Dashed" draw:fill="solid" draw:fill-color="#ffff66" draw:textarea-horizontal-align="justify" draw:textarea-vertical-align="middle" draw:auto-grow-height="false"/>
    </style:style>
    <style:style style:name="gr17" style:family="graphic" style:parent-style-name="standard">
      <style:graphic-properties draw:stroke="solid" draw:stroke-dash="Ultrafine_20_Dashed" draw:fill="solid" draw:fill-color="#ffff66" draw:textarea-horizontal-align="justify" draw:textarea-vertical-align="middle" draw:auto-grow-height="false"/>
    </style:style>
    <style:style style:name="gr18" style:family="graphic" style:parent-style-name="standard">
      <style:graphic-properties draw:fill="solid" draw:fill-color="#ff950e" draw:textarea-horizontal-align="right" draw:textarea-vertical-align="top" draw:auto-grow-height="false"/>
    </style:style>
    <style:style style:name="P1" style:family="paragraph">
      <style:paragraph-properties fo:text-align="center"/>
      <style:text-properties fo:font-size="16pt" style:font-size-asian="16pt" style:font-size-complex="16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style:paragraph-properties fo:text-align="center"/>
      <style:text-properties fo:font-size="14pt" style:font-size-asian="14pt" style:font-size-complex="14pt"/>
    </style:style>
    <style:style style:name="P5" style:family="paragraph">
      <style:paragraph-properties fo:text-align="start"/>
    </style:style>
    <style:style style:name="P6" style:family="paragraph">
      <style:paragraph-properties fo:text-align="start"/>
      <style:text-properties fo:color="#4c4c4c" fo:font-size="10.5pt" style:font-size-asian="10.5pt" style:font-size-complex="10.5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color="#4c4c4c" fo:font-size="10.5pt" style:font-size-asian="10.5pt" style:font-size-complex="10.5pt"/>
    </style:style>
    <style:style style:name="T5" style:family="text">
      <style:text-properties fo:color="#4c4c4c" fo:font-size="10.5pt" fo:font-weight="bold" style:font-size-asian="10.5pt" style:font-weight-asian="bold" style:font-size-complex="10.5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" draw:id="id2" draw:layer="layout" svg:width="3.84cm" svg:height="6.017cm" svg:x="9.86cm" svg:y="1.635cm">
          <draw:glue-point draw:id="4" svg:x="5cm" svg:y="1.332cm"/>
          <draw:glue-point draw:id="5" svg:x="5cm" svg:y="-0.777cm"/>
          <text:p text:style-name="P1"><text:span text:style-name="T1">midPoi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4" draw:id="id4" draw:layer="layout" svg:width="1.905cm" svg:height="1.905cm" svg:x="15.605cm" svg:y="2.27cm">
          <text:p/>
          <draw:enhanced-geometry svg:viewBox="0 0 21600 21600" draw:glue-points="10800 0 0 10800 10800 21600 21600 10800" draw:path-stretchpoint-x="10800" draw:path-stretchpoint-y="10800" draw:text-areas="?f5 ?f6 ?f7 ?f8" draw:type="octagon" draw:modifiers="5000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2" draw:text-style-name="P2" xml:id="id3" draw:id="id3" draw:layer="layout" svg:width="1.905cm" svg:height="1.905cm" svg:x="15.605cm" svg:y="5.44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2" draw:text-style-name="P2" xml:id="id1" draw:id="id1" draw:layer="layout" svg:width="1.905cm" svg:height="1.905cm" draw:transform="rotate (-1.57079632679579) translate (6.715cm 4.81cm)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3" draw:text-style-name="P2" draw:layer="layout" draw:type="curve" draw:line-skew="-1.025cm" svg:x1="6.715cm" svg:y1="5.763cm" svg:x2="9.86cm" svg:y2="4.643cm" draw:start-shape="id1" draw:start-glue-point="4" draw:end-shape="id2" draw:end-glue-point="3" svg:d="m6715 5763c2250 0 678-1120 3145-1120">
          <text:p/>
        </draw:connector>
        <draw:connector draw:style-name="gr4" draw:text-style-name="P2" draw:layer="layout" draw:type="curve" svg:x1="15.605cm" svg:y1="6.398cm" svg:x2="13.7cm" svg:y2="5.444cm" draw:start-shape="id3" draw:start-glue-point="5" draw:end-shape="id2" draw:end-glue-point="4" svg:d="m15605 6398c-1429 0-477-954-1905-954">
          <text:p/>
        </draw:connector>
        <draw:connector draw:style-name="gr5" draw:text-style-name="P2" draw:layer="layout" draw:type="curve" svg:x1="15.605cm" svg:y1="3.223cm" svg:x2="13.7cm" svg:y2="4.176cm" draw:start-shape="id4" draw:start-glue-point="5" draw:end-shape="id2" draw:end-glue-point="5" svg:d="m15605 3223c-1429 0-477 953-1905 953">
          <text:p/>
        </draw:connector>
      </draw:page>
      <draw:page draw:name="page2" draw:style-name="dp1" draw:master-page-name="Default">
        <draw:custom-shape draw:style-name="gr6" draw:text-style-name="P1" draw:layer="layout" svg:width="9.525cm" svg:height="6.35cm" svg:x="6.715cm" svg:y="1.635cm">
          <draw:glue-point draw:id="4" svg:x="5cm" svg:y="1.332cm"/>
          <draw:glue-point draw:id="5" svg:x="5cm" svg:y="-0.777cm"/>
          <text:p text:style-name="P1"><text:span text:style-name="T1">midPoi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2" draw:layer="layout" svg:width="3.81cm" svg:height="3.81cm" svg:x="16.875cm" svg:y="4.81cm">
          <text:p/>
          <draw:enhanced-geometry svg:viewBox="0 0 21600 21600" draw:glue-points="10800 0 0 10800 10800 21600 21600 10800" draw:path-stretchpoint-x="10800" draw:path-stretchpoint-y="10800" draw:text-areas="?f5 ?f6 ?f7 ?f8" draw:type="octagon" draw:modifiers="5000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7" draw:text-style-name="P2" draw:layer="layout" svg:width="5.715cm" svg:height="4.445cm" draw:transform="rotate (-1.57079632679579) translate (6.08cm 3.54cm)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3" draw:text-style-name="P2" draw:layer="layout" draw:type="curve" svg:x1="4.175cm" svg:y1="6.579cm" svg:x2="7.985cm" svg:y2="6.579cm" draw:start-shape="id5" draw:start-glue-point="1" draw:end-shape="id6" draw:end-glue-point="3" svg:d="m4175 6579h3810">
          <text:p/>
        </draw:connector>
        <draw:connector draw:style-name="gr5" draw:text-style-name="P2" draw:layer="layout" draw:type="curve" svg:x1="18.145cm" svg:y1="6.579cm" svg:x2="14.97cm" svg:y2="6.579cm" draw:start-shape="id7" draw:start-glue-point="3" draw:end-shape="id8" draw:end-glue-point="1" svg:d="m18145 6579h-3175">
          <text:p/>
        </draw:connector>
        <draw:custom-shape draw:style-name="gr8" draw:text-style-name="P3" xml:id="id5" draw:id="id5" draw:layer="layout" svg:width="2.298cm" svg:height="1.27cm" svg:x="1.877cm" svg:y="5.944cm">
          <text:p text:style-name="P2"><text:span text:style-name="T2">Accou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3" xml:id="id7" draw:id="id7" draw:layer="layout" svg:width="1.905cm" svg:height="1.27cm" svg:x="18.145cm" svg:y="5.944cm">
          <text:p text:style-name="P2"><text:span text:style-name="T2">Accou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3" xml:id="id6" draw:id="id6" draw:layer="layout" svg:width="2.54cm" svg:height="1.27cm" svg:x="7.985cm" svg:y="5.944cm">
          <text:p text:style-name="P2"><text:span text:style-name="T2">Account</text:span><text:span text:style-name="T2"><text:line-break/></text:span><text:span text:style-name="T2">Shadow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3" xml:id="id8" draw:id="id8" draw:layer="layout" svg:width="2.54cm" svg:height="1.27cm" svg:x="12.43cm" svg:y="5.944cm">
          <text:p text:style-name="P2"><text:span text:style-name="T2">Account</text:span><text:span text:style-name="T2"><text:line-break/></text:span><text:span text:style-name="T2">Shadow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3" xml:id="id9" draw:id="id9" draw:layer="layout" svg:width="1.905cm" svg:height="2.54cm" svg:x="10.525cm" svg:y="2.27cm">
          <text:p text:style-name="P3"><text:span text:style-name="T2">Us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2" draw:layer="layout" draw:type="curve" svg:x1="9.255cm" svg:y1="5.944cm" svg:x2="10.525cm" svg:y2="3.54cm" draw:start-shape="id6" draw:start-glue-point="0" draw:end-shape="id9" draw:end-glue-point="3" svg:d="m9255 5944c0-1603 423-2404 1270-2404">
          <text:p/>
        </draw:connector>
        <draw:connector draw:style-name="gr5" draw:text-style-name="P2" draw:layer="layout" draw:type="curve" svg:x1="13.7cm" svg:y1="5.944cm" svg:x2="12.43cm" svg:y2="3.54cm" draw:start-shape="id8" draw:start-glue-point="0" draw:end-shape="id9" draw:end-glue-point="1" svg:d="m13700 5944c0-1603-423-2404-1270-2404">
          <text:p/>
        </draw:connector>
      </draw:page>
      <draw:page draw:name="page3" draw:style-name="dp1" draw:master-page-name="Default">
        <draw:custom-shape draw:style-name="gr1" draw:text-style-name="P3" xml:id="id10" draw:id="id10" draw:layer="layout" svg:width="4.475cm" svg:height="1.573cm" svg:x="1cm" svg:y="5.807cm">
          <text:p text:style-name="P2"><text:span text:style-name="T2">Synchronization</text:span><text:span text:style-name="T2"><text:line-break/></text:span><text:span text:style-name="T2">(Provisioning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3" draw:layer="layout" svg:width="3.538cm" svg:height="3.175cm" svg:x="10.162cm" svg:y="4.81cm">
          <text:p text:style-name="P2"><text:span text:style-name="T2">schemaHandling</text:span></text:p>
          <text:p text:style-name="P2"><text:span text:style-name="T2">&lt;inbound&gt;</text:span><text:span text:style-name="T2"><text:line-break/></text:span><text:span text:style-name="T2">expressions</text:span>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2" draw:text-style-name="P4" xml:id="id12" draw:id="id12" draw:layer="layout" svg:width="2.359cm" svg:height="4.717cm" svg:x="14.441cm" svg:y="4.235cm">
          <text:p text:style-name="P2"><text:span text:style-name="T3">Us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3" draw:text-style-name="P2" draw:layer="layout" svg:x1="5.475cm" svg:y1="6.593cm" svg:x2="7.985cm" svg:y2="6.593cm" draw:start-shape="id10" draw:start-glue-point="1" draw:end-shape="id11" draw:end-glue-point="3" svg:d="m5475 6593h2510">
          <text:p/>
        </draw:connector>
        <draw:custom-shape draw:style-name="gr1" draw:text-style-name="P3" xml:id="id16" draw:id="id16" draw:layer="layout" svg:width="3.81cm" svg:height="1.573cm" svg:x="25.13cm" svg:y="5.807cm">
          <text:p text:style-name="P2"><text:span text:style-name="T2">Provisioning</text:span><text:span text:style-name="T2"><text:line-break/></text:span><text:span text:style-name="T2">(Provisioning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3" draw:layer="layout" svg:width="3.538cm" svg:height="3.175cm" svg:x="17.51cm" svg:y="4.81cm">
          <text:p text:style-name="P2"><text:span text:style-name="T2">schemaHandling</text:span></text:p>
          <text:p text:style-name="P2"><text:span text:style-name="T2">&lt;outbound&gt;</text:span><text:span text:style-name="T2"><text:line-break/></text:span><text:span text:style-name="T2">expressions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13" draw:text-style-name="P2" draw:layer="layout" svg:x1="16.8cm" svg:y1="6.593cm" svg:x2="21.955cm" svg:y2="6.593cm" draw:start-shape="id12" draw:start-glue-point="1" draw:end-shape="id13" draw:end-glue-point="3" svg:d="m16800 6593h5155">
          <text:p/>
        </draw:connector>
        <draw:custom-shape draw:style-name="gr1" draw:text-style-name="P3" xml:id="id15" draw:id="id15" draw:layer="layout" svg:width="3.84cm" svg:height="1.573cm" svg:x="13.7cm" svg:y="1.332cm">
          <text:p text:style-name="P2"><text:span text:style-name="T2">GU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" xml:id="id14" draw:id="id14" draw:layer="layout" svg:width="4.475cm" svg:height="1.573cm" svg:x="1cm" svg:y="7.682cm">
          <text:p text:style-name="P2"><text:span text:style-name="T2">Reconciliation</text:span><text:span text:style-name="T2"><text:line-break/></text:span><text:span text:style-name="T2">(Provisioning+Model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" draw:text-style-name="P2" draw:layer="layout" draw:line-skew="-0.332cm" svg:x1="5.475cm" svg:y1="8.468cm" svg:x2="7.985cm" svg:y2="6.593cm" draw:start-shape="id14" draw:start-glue-point="1" draw:end-shape="id11" draw:end-glue-point="3" svg:d="m5475 8468h923v-1875h1587">
          <text:p/>
        </draw:connector>
        <draw:connector draw:style-name="gr13" draw:text-style-name="P2" draw:layer="layout" svg:x1="15.62cm" svg:y1="2.905cm" svg:x2="15.62cm" svg:y2="4.235cm" draw:start-shape="id15" draw:start-glue-point="2" draw:end-shape="id12" svg:d="m15620 2905v1330">
          <text:p/>
        </draw:connector>
        <draw:custom-shape draw:style-name="gr12" draw:text-style-name="P3" xml:id="id11" draw:id="id11" draw:layer="layout" svg:width="1.724cm" svg:height="2.54cm" svg:x="7.985cm" svg:y="5.323cm">
          <text:p text:style-name="P2"><text:span text:style-name="T2">Account</text:span><text:span text:style-name="T2"><text:line-break/></text:span><text:span text:style-name="T2">Shadow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3" xml:id="id13" draw:id="id13" draw:layer="layout" svg:width="1.905cm" svg:height="2.54cm" svg:x="21.955cm" svg:y="5.323cm">
          <text:p text:style-name="P2"><text:span text:style-name="T2">Account</text:span><text:span text:style-name="T2"><text:line-break/></text:span><text:span text:style-name="T2">Shadow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3" draw:text-style-name="P2" draw:layer="layout" svg:x1="9.709cm" svg:y1="6.593cm" svg:x2="14.441cm" svg:y2="6.593cm" draw:start-shape="id11" draw:start-glue-point="1" draw:end-shape="id12" draw:end-glue-point="3" svg:d="m9709 6593h4732">
          <text:p/>
        </draw:connector>
        <draw:connector draw:style-name="gr13" draw:text-style-name="P2" draw:layer="layout" svg:x1="23.86cm" svg:y1="6.593cm" svg:x2="25.13cm" svg:y2="6.593cm" draw:start-shape="id13" draw:start-glue-point="1" draw:end-shape="id16" draw:end-glue-point="3" svg:d="m23860 6593h1270">
          <text:p/>
        </draw:connector>
        <draw:frame draw:style-name="gr14" draw:layer="layout" svg:width="7.512cm" svg:height="1.436cm" svg:x="1.635cm" svg:y="1.527cm">
          <draw:text-box>
            <text:p>Modification Scenario<text:line-break/><text:span text:style-name="T2">Existing resource account is modified</text:span></text:p>
          </draw:text-box>
        </draw:frame>
        <draw:custom-shape draw:style-name="gr15" draw:text-style-name="P6" draw:layer="layout" svg:width="5.08cm" svg:height="3.634cm" svg:x="8.62cm" svg:y="8.796cm">
          <text:p text:style-name="P5"><text:span text:style-name="T4">Assuming that Account Shadow has an owner, e.i. that the Account Shadow is referenced from a single User object. Therefore a User object can be located without correlation and confirmation.</text:span></text:p>
          <draw:enhanced-geometry svg:viewBox="0 0 21600 21600" draw:mirror-horizontal="false" draw:type="line-callout-2" draw:modifiers="-2758.98445187955 -4498.26685006878 -3048.06140523519 -463.493810178817 -1062.78291674867 3280.11004126547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15" draw:text-style-name="P6" draw:layer="layout" svg:width="5.715cm" svg:height="1.905cm" svg:x="19.415cm" svg:y="1.635cm">
          <text:p text:style-name="P5"><text:span text:style-name="T4">If user is modified directly (e.g. from GUI), the &lt;inbound&gt; expressions are </text:span><text:span text:style-name="T5">not</text:span><text:span text:style-name="T4"> executed.</text:span></text:p>
          <draw:enhanced-geometry svg:viewBox="0 0 21600 21600" draw:mirror-horizontal="false" draw:type="line-callout-2" draw:modifiers="-6454.30370888733 237.985309548793 -3226.60893524897 812.854122621565 -940.937718684395 6266.94648478489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15" draw:text-style-name="P6" draw:layer="layout" svg:width="5.08cm" svg:height="1.729cm" svg:x="18.145cm" svg:y="8.796cm">
          <text:p text:style-name="P5"><text:span text:style-name="T4">Change of user will trigger (re)provisioning of some of his accounts.</text:span></text:p>
          <draw:enhanced-geometry svg:viewBox="0 0 21600 21600" draw:mirror-horizontal="false" draw:type="line-callout-2" draw:modifiers="-4791.02538870301 -5818.26589595376 -3048.06140523519 -463.493810178817 -1062.78291674867 6904.50867052023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</draw:page>
      <draw:page draw:name="page4" draw:style-name="dp1" draw:master-page-name="Default">
        <draw:custom-shape draw:style-name="gr1" draw:text-style-name="P3" xml:id="id17" draw:id="id17" draw:layer="layout" svg:width="4.475cm" svg:height="1.573cm" svg:x="1cm" svg:y="8.982cm">
          <text:p text:style-name="P2"><text:span text:style-name="T2">Synchronization</text:span><text:span text:style-name="T2"><text:line-break/></text:span><text:span text:style-name="T2">(Provisioning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3" xml:id="id26" draw:id="id26" draw:layer="layout" svg:width="3.538cm" svg:height="3.175cm" svg:x="9.703cm" svg:y="7.985cm">
          <text:p text:style-name="P2"><text:span text:style-name="T2">schemaHandling</text:span></text:p>
          <text:p text:style-name="P2"><text:span text:style-name="T2">&lt;inbound&gt;</text:span><text:span text:style-name="T2"><text:line-break/></text:span><text:span text:style-name="T2">expressions</text:span>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6" draw:text-style-name="P4" xml:id="id19" draw:id="id19" draw:layer="layout" svg:width="2.359cm" svg:height="4.717cm" svg:x="14.441cm" svg:y="7.41cm">
          <draw:glue-point draw:id="4" svg:x="-2.755cm" svg:y="-5.003cm"/>
          <draw:glue-point draw:id="5" svg:x="2.628cm" svg:y="-5.003cm"/>
          <text:p text:style-name="P2"><text:span text:style-name="T3">Us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3" draw:text-style-name="P2" draw:layer="layout" svg:x1="5.475cm" svg:y1="9.768cm" svg:x2="7.35cm" svg:y2="9.768cm" draw:start-shape="id17" draw:start-glue-point="1" draw:end-shape="id18" draw:end-glue-point="3" svg:d="m5475 9768h1875">
          <text:p/>
        </draw:connector>
        <draw:custom-shape draw:style-name="gr1" draw:text-style-name="P3" xml:id="id23" draw:id="id23" draw:layer="layout" svg:width="3.81cm" svg:height="1.573cm" svg:x="25.13cm" svg:y="8.982cm">
          <text:p text:style-name="P2"><text:span text:style-name="T2">Provisioning</text:span><text:span text:style-name="T2"><text:line-break/></text:span><text:span text:style-name="T2">(Provisioning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3" draw:layer="layout" svg:width="3.538cm" svg:height="3.175cm" svg:x="17.51cm" svg:y="7.985cm">
          <text:p text:style-name="P2"><text:span text:style-name="T2">schemaHandling</text:span></text:p>
          <text:p text:style-name="P2"><text:span text:style-name="T2">&lt;outbound&gt;</text:span><text:span text:style-name="T2"><text:line-break/></text:span><text:span text:style-name="T2">expressions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13" draw:text-style-name="P2" draw:layer="layout" svg:x1="16.8cm" svg:y1="9.768cm" svg:x2="21.955cm" svg:y2="9.768cm" draw:start-shape="id19" draw:start-glue-point="1" draw:end-shape="id20" draw:end-glue-point="3" svg:d="m16800 9768h5155">
          <text:p/>
        </draw:connector>
        <draw:custom-shape draw:style-name="gr1" draw:text-style-name="P3" xml:id="id22" draw:id="id22" draw:layer="layout" svg:width="3.84cm" svg:height="1.573cm" svg:x="16.24cm" svg:y="4.507cm">
          <text:p text:style-name="P2"><text:span text:style-name="T2">GU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" xml:id="id21" draw:id="id21" draw:layer="layout" svg:width="4.475cm" svg:height="1.573cm" svg:x="1cm" svg:y="10.857cm">
          <text:p text:style-name="P2"><text:span text:style-name="T2">Reconciliation</text:span><text:span text:style-name="T2"><text:line-break/></text:span><text:span text:style-name="T2">(Provisioning+Model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" draw:text-style-name="P2" draw:layer="layout" draw:line-skew="-0.332cm" svg:x1="5.475cm" svg:y1="11.643cm" svg:x2="7.35cm" svg:y2="9.768cm" draw:start-shape="id21" draw:start-glue-point="1" draw:end-shape="id18" draw:end-glue-point="3" svg:d="m5475 11643h605v-1875h1270">
          <text:p/>
        </draw:connector>
        <draw:connector draw:style-name="gr13" draw:text-style-name="P2" draw:layer="layout" draw:line-skew="-0.324cm" svg:x1="18.16cm" svg:y1="6.08cm" svg:x2="16.239cm" svg:y2="7.41cm" draw:start-shape="id22" draw:start-glue-point="2" draw:end-shape="id19" draw:end-glue-point="5" svg:d="m18160 6080v340h-1921v990">
          <text:p/>
        </draw:connector>
        <draw:custom-shape draw:style-name="gr16" draw:text-style-name="P3" xml:id="id18" draw:id="id18" draw:layer="layout" svg:width="1.724cm" svg:height="2.54cm" svg:x="7.35cm" svg:y="8.498cm">
          <text:p text:style-name="P2"><text:span text:style-name="T2">Account</text:span><text:span text:style-name="T2"><text:line-break/></text:span><text:span text:style-name="T2">Shadow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3" xml:id="id20" draw:id="id20" draw:layer="layout" svg:width="1.905cm" svg:height="2.54cm" svg:x="21.955cm" svg:y="8.498cm">
          <text:p text:style-name="P2"><text:span text:style-name="T2">Account</text:span><text:span text:style-name="T2"><text:line-break/></text:span><text:span text:style-name="T2">Shadow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3" draw:text-style-name="P2" draw:layer="layout" svg:x1="9.074cm" svg:y1="9.768cm" svg:x2="14.441cm" svg:y2="9.768cm" draw:start-shape="id18" draw:start-glue-point="1" draw:end-shape="id19" draw:end-glue-point="3" svg:d="m9074 9768h5367">
          <text:p/>
        </draw:connector>
        <draw:connector draw:style-name="gr13" draw:text-style-name="P2" draw:layer="layout" svg:x1="23.86cm" svg:y1="9.768cm" svg:x2="25.13cm" svg:y2="9.768cm" draw:start-shape="id20" draw:start-glue-point="1" draw:end-shape="id23" draw:end-glue-point="3" svg:d="m23860 9768h1270">
          <text:p/>
        </draw:connector>
        <draw:custom-shape draw:style-name="gr15" draw:text-style-name="P6" draw:layer="layout" svg:width="5.08cm" svg:height="1.729cm" svg:x="8.62cm" svg:y="11.971cm">
          <text:p text:style-name="P5"><text:span text:style-name="T4">New Account Shadow is created, therefore it does not have an owner (yet).</text:span></text:p>
          <draw:enhanced-geometry svg:viewBox="0 0 21600 21600" draw:mirror-horizontal="false" draw:type="line-callout-2" draw:modifiers="-2754.73332021256 -9439.07514450867 -3048.06140523519 -463.493810178817 -1062.78291674867 6904.50867052023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15" draw:text-style-name="P6" draw:layer="layout" svg:width="6.35cm" svg:height="2.54cm" svg:x="21.955cm" svg:y="4.81cm">
          <text:p text:style-name="P5"><text:span text:style-name="T4">If user is created directly (e.g. from GUI), the &lt;inbound&gt; expressions are </text:span><text:span text:style-name="T5">not</text:span><text:span text:style-name="T4"> executed. User Template is also not applied now, but may be applied in future OpenIDM versions.</text:span></text:p>
          <draw:enhanced-geometry svg:viewBox="0 0 21600 21600" draw:mirror-horizontal="false" draw:type="line-callout-2" draw:modifiers="-5482.47520075579 807.556080283353 -3226.60893524897 812.854122621565 -846.858762399622 4666.8240850059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frame draw:style-name="gr14" draw:layer="layout" svg:width="6.687cm" svg:height="1.436cm" svg:x="1.298cm" svg:y="1.469cm">
          <draw:text-box>
            <text:p>Creation Scenario<text:line-break/><text:span text:style-name="T2">New resource account is created</text:span></text:p>
          </draw:text-box>
        </draw:frame>
        <draw:custom-shape draw:style-name="gr17" draw:text-style-name="P3" xml:id="id24" draw:id="id24" draw:layer="layout" svg:width="2.54cm" svg:height="1.905cm" svg:x="11.795cm" svg:y="4.81cm">
          <text:p text:style-name="P2"><text:span text:style-name="T2">User</text:span><text:span text:style-name="T2"><text:line-break/></text:span><text:span text:style-name="T2">Templ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3" draw:text-style-name="P2" draw:layer="layout" svg:x1="14.335cm" svg:y1="5.762cm" svg:x2="14.971cm" svg:y2="7.41cm" draw:start-shape="id24" draw:start-glue-point="1" draw:end-shape="id19" draw:end-glue-point="4" svg:d="m14335 5762h636v1648">
          <text:p/>
        </draw:connector>
        <draw:custom-shape draw:style-name="gr18" draw:text-style-name="P3" draw:layer="layout" svg:width="3.538cm" svg:height="3.175cm" svg:x="7.622cm" svg:y="4.175cm">
          <text:p text:style-name="P2"><text:span text:style-name="T2">Correlation &amp;</text:span><text:span text:style-name="T2"><text:line-break/></text:span><text:span text:style-name="T2">confirmation</text:span><text:span text:style-name="T2"><text:line-break/></text:span><text:span text:style-name="T2">expressions</text:span>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13" draw:text-style-name="P2" draw:layer="layout" svg:x1="8.212cm" svg:y1="8.498cm" svg:x2="9.86cm" svg:y2="2.753cm" draw:start-shape="id18" draw:start-glue-point="0" draw:end-shape="id25" draw:end-glue-point="3" svg:d="m8212 8498v-5745h1648">
          <text:p/>
        </draw:connector>
        <draw:custom-shape draw:style-name="gr15" draw:text-style-name="P6" draw:layer="layout" svg:width="4.417cm" svg:height="3.81cm" svg:x="1.635cm" svg:y="4.175cm">
          <text:p text:style-name="P5"><text:span text:style-name="T4">Correlation and confirmation expressions are executed, trying to find an owner for Account Shadow. Here we assume they fail and owner is not found.</text:span></text:p>
          <draw:enhanced-geometry svg:viewBox="0 0 21600 21600" draw:mirror-horizontal="false" draw:type="line-callout-2" draw:modifiers="26552.6482571299 -1343.26948307531 -1373.83431416931 -2023.40593020205 -1217.38343141693 3111.62424560483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15" draw:text-style-name="P6" draw:layer="layout" svg:width="5.08cm" svg:height="2.999cm" svg:x="18.145cm" svg:y="11.971cm">
          <text:p text:style-name="P5"><text:span text:style-name="T4">New user is created as specified by User Template. The template may include one or more accounts. Such account will be provisioned as the user object is created.</text:span></text:p>
          <draw:enhanced-geometry svg:viewBox="0 0 21600 21600" draw:mirror-horizontal="false" draw:type="line-callout-2" draw:modifiers="-4791.02538870301 -3355.2 -3048.06140523519 -463.493810178817 -1062.78291674867 3974.4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1" draw:text-style-name="P3" xml:id="id25" draw:id="id25" draw:layer="layout" svg:width="4.475cm" svg:height="1.573cm" svg:x="9.86cm" svg:y="1.967cm">
          <text:p text:style-name="P2"><text:span text:style-name="T2">Situation Response</text:span><text:span text:style-name="T2"><text:line-break/></text:span><text:span text:style-name="T2">(Model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" draw:text-style-name="P2" draw:layer="layout" draw:line-skew="-0.634cm" svg:x1="12.097cm" svg:y1="3.54cm" svg:x2="13.065cm" svg:y2="4.81cm" draw:start-shape="id25" draw:start-glue-point="2" draw:end-shape="id24" draw:end-glue-point="0" svg:d="m12097 3540v0h968v1270">
          <text:p/>
        </draw:connector>
        <draw:custom-shape draw:style-name="gr15" draw:text-style-name="P6" draw:layer="layout" svg:width="8.89cm" svg:height="1.905cm" svg:x="16.24cm" svg:y="1.635cm">
          <text:p text:style-name="P5"><text:span text:style-name="T4">New account has no owner, therefore create a new user as it is specified in the synchronization policy. Use appropriate user template for that.</text:span></text:p>
          <draw:enhanced-geometry svg:viewBox="0 0 21600 21600" draw:mirror-horizontal="false" draw:type="line-callout-2" draw:modifiers="-4173.74873467551 6357.60755508919 -1696.62838088181 4317.73347324239 -597.638060960522 6210.2833158447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onnector draw:style-name="gr13" draw:text-style-name="P2" draw:layer="layout" draw:line-skew="-1.972cm" svg:x1="12.097cm" svg:y1="3.54cm" svg:x2="11.472cm" svg:y2="7.985cm" draw:end-shape="id26" draw:end-glue-point="4" svg:d="m12097 3540v0h-625v4445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Radovan Semančík</meta:initial-creator>
    <meta:creation-date>2010-12-22T14:36:36</meta:creation-date>
    <dc:date>2012-01-28T22:01:03</dc:date>
    <dc:creator>Radovan Semančík</dc:creator>
    <meta:editing-duration>PT8H35M</meta:editing-duration>
    <meta:editing-cycles>29</meta:editing-cycles>
    <meta:generator>LibreOffice/3.3$Linux LibreOffice_project/330m19$Build-202</meta:generator>
    <meta:document-statistic meta:object-count="66"/>
  </office:meta>
</office:document-meta>
</file>